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mono" svg:font-family="'fira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013e" officeooo:paragraph-rsid="0007013e"/>
    </style:style>
    <style:style style:name="P2" style:family="paragraph" style:parent-style-name="Standard">
      <style:text-properties officeooo:rsid="0007013e" officeooo:paragraph-rsid="00096aaa"/>
    </style:style>
    <style:style style:name="P3" style:family="paragraph" style:parent-style-name="Standard">
      <style:text-properties officeooo:rsid="00096aaa" officeooo:paragraph-rsid="00096aaa"/>
    </style:style>
    <style:style style:name="P4" style:family="paragraph" style:parent-style-name="Standard">
      <style:text-properties officeooo:rsid="000aedf3" officeooo:paragraph-rsid="000aedf3"/>
    </style:style>
    <style:style style:name="P5" style:family="paragraph" style:parent-style-name="Standard">
      <style:text-properties officeooo:rsid="000b1706" officeooo:paragraph-rsid="000b1706"/>
    </style:style>
    <style:style style:name="P6" style:family="paragraph" style:parent-style-name="Standard" style:list-style-name="L2">
      <style:text-properties fo:color="#000000" officeooo:rsid="00096aaa" officeooo:paragraph-rsid="00096aaa" fo:background-color="transparent"/>
    </style:style>
    <style:style style:name="P7" style:family="paragraph" style:parent-style-name="Standard" style:list-style-name="L2">
      <style:text-properties fo:color="#000000" officeooo:rsid="0007013e" officeooo:paragraph-rsid="0007013e" fo:background-color="transparent"/>
    </style:style>
    <style:style style:name="P8" style:family="paragraph" style:parent-style-name="Standard" style:list-style-name="L2">
      <style:text-properties fo:color="#000000" officeooo:rsid="00087a43" officeooo:paragraph-rsid="00087a43" fo:background-color="transparent"/>
    </style:style>
    <style:style style:name="P9" style:family="paragraph" style:parent-style-name="Standard" style:list-style-name="L2">
      <style:text-properties officeooo:rsid="0007013e" officeooo:paragraph-rsid="00087a43"/>
    </style:style>
    <style:style style:name="P10" style:family="paragraph" style:parent-style-name="Standard">
      <style:text-properties officeooo:rsid="000b1706" officeooo:paragraph-rsid="000b1706"/>
    </style:style>
    <style:style style:name="P11" style:family="paragraph" style:parent-style-name="Standard">
      <style:text-properties officeooo:rsid="000cce89" officeooo:paragraph-rsid="000cce89"/>
    </style:style>
    <style:style style:name="P12" style:family="paragraph" style:parent-style-name="Preformatted_20_Text" style:list-style-name="L1">
      <style:text-properties officeooo:rsid="0007013e" officeooo:paragraph-rsid="00096aaa"/>
    </style:style>
    <style:style style:name="P13" style:family="paragraph" style:parent-style-name="Preformatted_20_Text" style:list-style-name="L2">
      <style:text-properties officeooo:rsid="0007013e" officeooo:paragraph-rsid="0007013e"/>
    </style:style>
    <style:style style:name="P14" style:family="paragraph" style:parent-style-name="Preformatted_20_Text" style:list-style-name="L2">
      <style:text-properties fo:color="#000000" officeooo:rsid="0007013e" officeooo:paragraph-rsid="0007013e" fo:background-color="transparent"/>
    </style:style>
    <style:style style:name="P15" style:family="paragraph" style:parent-style-name="Preformatted_20_Text" style:list-style-name="L2">
      <style:text-properties fo:color="#000000" officeooo:rsid="0007013e" officeooo:paragraph-rsid="00096aaa" fo:background-color="transparent"/>
    </style:style>
    <style:style style:name="T1" style:family="text">
      <style:text-properties officeooo:rsid="0007013e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style:font-name="fira mono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r Apache:</text:p>
      <text:list xml:id="list6486717501463776717" text:style-name="L1">
        <text:list-item>
          <text:p text:style-name="P12">yum install httpd</text:p>
        </text:list-item>
        <text:list-item>
          <text:p text:style-name="P12">systemctl enable httpd</text:p>
        </text:list-item>
        <text:list-item>
          <text:p text:style-name="P12">systemctl start httpd</text:p>
        </text:list-item>
      </text:list>
      <text:p text:style-name="P2"/>
      <text:p text:style-name="P1">Instalar Odoo-10 en CentOS 7</text:p>
      <text:list xml:id="list2336692774457713212" text:style-name="L2">
        <text:list-item>
          <text:p text:style-name="P6">su -</text:p>
        </text:list-item>
        <text:list-item>
          <text:p text:style-name="P14">yum update</text:p>
        </text:list-item>
        <text:list-item>
          <text:p text:style-name="P14">yum install -y epel-release</text:p>
        </text:list-item>
        <text:list-item>
          <text:p text:style-name="P14">yum install postgresql-server fontconfig libpng libX11 libXext libXrender xorg-x11-fonts-Type1 xorg-x11-fonts-75dpi wkhtmltopdf yum-utils</text:p>
        </text:list-item>
        <text:list-item>
          <text:p text:style-name="P14">postgresql-setup initdb</text:p>
        </text:list-item>
        <text:list-item>
          <text:p text:style-name="P14">systemctl enable postgresql</text:p>
        </text:list-item>
        <text:list-item>
          <text:p text:style-name="P14">systemctl start postgresql</text:p>
        </text:list-item>
        <text:list-item>
          <text:p text:style-name="P14">yum-config-manager --add-repo=https://nightly.odoo.com/10.0/nightly/rpm/odoo.repo</text:p>
        </text:list-item>
        <text:list-item>
          <text:p text:style-name="P14">yum update &amp;&amp; yum install odoo</text:p>
        </text:list-item>
        <text:list-item>
          <text:p text:style-name="P14">systemctl enable odoo</text:p>
        </text:list-item>
        <text:list-item>
          <text:p text:style-name="P14">systemctl start odoo</text:p>
        </text:list-item>
        <text:list-item>
          <text:p text:style-name="P14">ps aux |grep odoo</text:p>
        </text:list-item>
        <text:list-item>
          <text:p text:style-name="P9"><text:span text:style-name="T2">Descargar odoo Ecuador de “</text:span><text:a xlink:type="simple" xlink:href="https://github.com/odoo-ecuador/odoo-ecuador" text:style-name="Internet_20_link" text:visited-style-name="Visited_20_Internet_20_Link">https://github.com/odoo-ecuador/odoo-ecuador</text:a><text:span text:style-name="T2">”, descomprimir</text:span></text:p>
        </text:list-item>
        <text:list-item>
          <text:p text:style-name="P7">cd /usr/lib/python2.7/site-packages/odoo</text:p>
        </text:list-item>
        <text:list-item>
          <text:p text:style-name="P7">mkdir ecuador</text:p>
        </text:list-item>
        <text:list-item>
          <text:p text:style-name="P7">cd ..</text:p>
        </text:list-item>
        <text:list-item>
          <text:p text:style-name="P7">chmod 777 -r</text:p>
        </text:list-item>
        <text:list-item>
          <text:p text:style-name="P8">cd /home/administrador/Descargas</text:p>
        </text:list-item>
        <text:list-item>
          <text:p text:style-name="P8">mv odoo-ecuador-10.0 /<text:span text:style-name="T1">usr/lib/python2.7/site-packages/odoo/</text:span>ecuador</text:p>
        </text:list-item>
        <text:list-item>
          <text:p text:style-name="P8">Extraer los directorios y archivos de “odoo-ecuador-10.0” a “ecuador”</text:p>
        </text:list-item>
        <text:list-item>
          <text:p text:style-name="P14">nano /etc/odoo/odoo.conf</text:p>
        </text:list-item>
        <text:list-item>
          <text:p text:style-name="P7">Añadir “, /usr/lib/python2.7/site-packages/odoo/ecuador” al final de la última línea.</text:p>
        </text:list-item>
        <text:list-item>
          <text:p text:style-name="P7">CTRL+O, CTRL+X</text:p>
        </text:list-item>
        <text:list-item>
          <text:p text:style-name="P14">systemctl restart odoo</text:p>
        </text:list-item>
        <text:list-item>
          <text:p text:style-name="P13"><text:span text:style-name="Source_20_Text"><text:span text:style-name="T3">firewall-cmd --zone=public --add-port=8069/tcp --permanent <text:s/></text:span></text:span></text:p>
        </text:list-item>
        <text:list-item>
          <text:p text:style-name="P13"><text:span text:style-name="Source_20_Text"><text:span text:style-name="T3">firewall-cmd --reload </text:span></text:span></text:p>
        </text:list-item>
        <text:list-item>
          <text:p text:style-name="P15">systemctl restart odoo</text:p>
        </text:list-item>
      </text:list>
      <text:p text:style-name="P1"/>
      <text:p text:style-name="P2"/>
      <text:p text:style-name="P4">Referencias:</text:p>
      <text:p text:style-name="P4"><text:a xlink:type="simple" xlink:href="https://www.rosehosting.com/blog/install-odoo-10-on-centos-7-with-apache-as-a-reverse-proxy/" text:style-name="Internet_20_link" text:visited-style-name="Visited_20_Internet_20_Link">https://www.rosehosting.com/blog/install-odoo-10-on-centos-7-with-apache-as-a-reverse-proxy/</text:a></text:p>
      <text:p text:style-name="P4"><text:a xlink:type="simple" xlink:href="https://poncesoft.blogspot.com/2016/10/instalacion-de-odoo-10-en-centos-7.html" text:style-name="Internet_20_link" text:visited-style-name="Visited_20_Internet_20_Link">https://poncesoft.blogspot.com/2016/10/instalacion-de-odoo-10-en-centos-7.html</text:a></text:p>
      <text:p text:style-name="P4"/>
      <text:p text:style-name="P4"/>
      <text:p text:style-name="P4"/>
      <text:p text:style-name="P5">PROMAIN – OPERACIONES</text:p>
      <text:p text:style-name="P5">SUR</text:p>
      <text:p text:style-name="P5"><text:tab/>Inventario</text:p>
      <text:p text:style-name="P5"><text:tab/>Facturas</text:p>
      <text:p text:style-name="P5"><text:tab/>Compra única (NORTE)</text:p>
      <text:p text:style-name="P5">NORTE</text:p>
      <text:p text:style-name="P5"><text:tab/>Inventario<text:tab/></text:p>
      <text:p text:style-name="P5"><text:tab/>Facturas</text:p>
      <text:p text:style-name="P5"><text:tab/>Compra única</text:p>
      <text:p text:style-name="P5"><text:tab/><text:tab/>Retenciones <text:span text:style-name="T4">(IVA, Fuente)</text:span></text:p>
      <text:p text:style-name="P5"/>
      <text:p text:style-name="P5"/>
      <text:p text:style-name="P5">COMUNICACIÓN: Entre usuarios</text:p>
      <text:p text:style-name="P5"><text:soft-page-break/></text:p>
      <text:p text:style-name="P5">PUNTO DE VENTA:</text:p>
      <text:p text:style-name="P5"><text:tab/>Facturación – Evitar recibos</text:p>
      <text:p text:style-name="P5"><text:tab/></text:p>
      <text:p text:style-name="P5"/>
      <text:p text:style-name="P11">https://support.mozilla.org/es/kb/limpia-la-cache-y-elimina-los-archivos-temporales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mono" svg:font-family="'fira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23:12.980326390</meta:creation-date>
    <dc:date>2017-11-29T09:21:23.091677450</dc:date>
    <meta:editing-duration>PT38M41S</meta:editing-duration>
    <meta:editing-cycles>6</meta:editing-cycles>
    <meta:generator>LibreOffice/5.0.6.2$Linux_X86_64 LibreOffice_project/00$Build-2</meta:generator>
    <dc:creator>Administrador </dc:creator>
    <meta:document-statistic meta:table-count="0" meta:image-count="0" meta:object-count="0" meta:page-count="2" meta:paragraph-count="50" meta:word-count="180" meta:character-count="1649" meta:non-whitespace-character-count="1537"/>
  </office:meta>
</office:document-meta>
</file>